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0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1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5" style:family="paragraph" style:parent-style-name="Heading_20_2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16" style:family="text">
      <style:text-properties officeooo:rsid="000ca595"/>
    </style:style>
    <style:style style:name="T17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8" style:family="text">
      <style:text-properties officeooo:rsid="000d3009"/>
    </style:style>
    <style:style style:name="T19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0" style:family="text">
      <style:text-properties fo:font-weight="normal" loext:padding="0cm" loext:border="none"/>
    </style:style>
    <style:style style:name="T21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19">Selecciona las arquitecturas y tecnologías de programación sobre clientes Web, identificando y analizando las capacidades y características de cada una. </text:span></text:span><text:span text:style-name="A1"><text:span text:style-name="T17">. </text:span></text:span></text:p>
      <text:p text:style-name="P6">RECURSOS</text:p>
      <text:list text:style-name="L1">
        <text:list-header>
          <text:h text:style-name="P22" text:outline-level="1"/>
        </text:list-header>
        <text:list-item>
          <text:h text:style-name="P23" text:outline-level="1"><text:span text:style-name="T6">E</text:span><text:span text:style-name="T5">l equipo de aula asignado al propio alumno.</text:span></text:h>
        </text:list-item>
        <text:list-item>
          <text:h text:style-name="P24" text:outline-level="1">Carpeta compartida <text:span text:style-name="T18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16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20"/></text:span></text:p>
      <text:list xml:id="list2620360431" text:style-name="L2">
        <text:list-item>
          <text:list>
            <text:list-item>
              <text:h text:style-name="P25" text:outline-level="2"><text:span text:style-name="Source_20_Text"><text:span text:style-name="T13">Enunciado del Ejercicio</text:span></text:span></text:h>
            </text:list-item>
          </text:list>
        </text:list-item>
      </text:list>
      <text:p text:style-name="Text_20_body"><text:span text:style-name="Strong_20_Emphasis">Objetivo:</text:span> Crear un formulario en Angular que permita a los usuarios seleccionar una categoría y luego un producto perteneciente a esa categoría. El formulario debe utilizar un <text:span text:style-name="Source_20_Text">&lt;select&gt;</text:span> para las categorías y otro <text:span text:style-name="Source_20_Text">&lt;select&gt;</text:span> para los productos. El segundo <text:span text:style-name="Source_20_Text">&lt;select&gt;</text:span> (productos) debe aparecer solo cuando se haya seleccionado una categoría, y los productos mostrados deben ser filtrados en función de la categoría seleccionada.</text:p>
      <text:h text:style-name="Heading_20_3" text:outline-level="3">Requisitos</text:h>
      <text:list text:style-name="L3">
        <text:list-item>
          <text:p text:style-name="P31"><text:span text:style-name="Strong_20_Emphasis">Crear Componentes y Formularios</text:span></text:p>
          <text:list>
            <text:list-item>
              <text:p text:style-name="P32">Crea un componente en Angular llamado <text:span text:style-name="Source_20_Text">ProductosComponent</text:span> para manejar el formulario.</text:p>
            </text:list-item>
          </text:list>
        </text:list-item>
        <text:list-item>
          <text:p text:style-name="P31"><text:span text:style-name="Strong_20_Emphasis">Datos de Categorías y Productos</text:span></text:p>
          <text:list>
            <text:list-item>
              <text:p text:style-name="P32">Define una lista de categorías y productos en el componente de TypeScript. Cada categoría debe contener un nombre y una lista de productos asociados. Ejemplo:</text:p>
              <text:list>
                <text:list-item>
                  <text:p text:style-name="P32">Electrónica: Televisor, Computadora, Teléfono</text:p>
                </text:list-item>
                <text:list-item>
                  <text:p text:style-name="P32">Ropa: Camisa, Pantalón, Zapatos</text:p>
                </text:list-item>
                <text:list-item>
                  <text:p text:style-name="P32">Alimentos: Manzana, Leche, Pan</text:p>
                </text:list-item>
              </text:list>
            </text:list-item>
          </text:list>
        </text:list-item>
        <text:list-item>
          <text:p text:style-name="P31"><text:span text:style-name="Strong_20_Emphasis">Formulario de Selección</text:span></text:p>
          <text:list>
            <text:list-item>
              <text:p text:style-name="P32">En el formulario HTML, crea un <text:span text:style-name="Source_20_Text">&lt;select&gt;</text:span> para que el usuario elija una categoría.</text:p>
            </text:list-item>
            <text:list-item>
              <text:p text:style-name="P32">Una vez seleccionada una categoría, muestra otro <text:span text:style-name="Source_20_Text">&lt;select&gt;</text:span> para los productos de esa categoría (utilizando <text:span text:style-name="Source_20_Text">*ngIf</text:span>).</text:p>
            </text:list-item>
          </text:list>
        </text:list-item>
        <text:list-item>
          <text:p text:style-name="P31"><text:span text:style-name="Strong_20_Emphasis">Mostrar Resultado de Selección</text:span></text:p>
          <text:list>
            <text:list-item>
              <text:p text:style-name="P31">Cuando el usuario seleccione un producto y haga clic en un botón "Enviar", muestra en pantalla el nombre de la categoría y del producto seleccionados.</text:p>
            </text:list-item>
          </text:list>
        </text:list-item>
      </text:list>
      <text:h text:style-name="Heading_20_3" text:outline-level="3">Ejemplo del Resultado Final</text:h>
      <text:list text:style-name="L4">
        <text:list-item>
          <text:p text:style-name="P34">Si el usuario selecciona la categoría <text:span text:style-name="Strong_20_Emphasis">Ropa</text:span>, el segundo <text:span text:style-name="Source_20_Text">&lt;select&gt;</text:span> debe mostrar los productos: <text:span text:style-name="Strong_20_Emphasis">Camisa, Pantalón, Zapatos</text:span>.</text:p>
        </text:list-item>
        <text:list-item>
          <text:p text:style-name="P34">Al seleccionar el producto y hacer clic en "Enviar", se debe mostrar un mensaje con la categoría y el producto seleccionado, como:</text:p>
          <text:list>
            <text:list-item>
              <text:p text:style-name="P34"><text:span text:style-name="Strong_20_Emphasis">Categoría Seleccionada: Ropa</text:span></text:p>
            </text:list-item>
            <text:list-item>
              <text:p text:style-name="P33"><text:span text:style-name="Strong_20_Emphasis">Producto Seleccionado: Camisa</text:span></text:p>
            </text:list-item>
          </text:list>
        </text:list-item>
      </text:list>
      <text:list text:continue-list="list2620360431" text:style-name="L2">
        <text:list-item>
          <text:p text:style-name="P30"><text:soft-page-break/><text:span text:style-name="Source_20_Text"><text:span text:style-name="T13"/>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0-29T13:46:42.350000000</dc:date>
    <meta:editing-duration>PT59M5S</meta:editing-duration>
    <meta:editing-cycles>28</meta:editing-cycles>
    <meta:generator>LibreOffice/24.2.5.2$Windows_X86_64 LibreOffice_project/bffef4ea93e59bebbeaf7f431bb02b1a39ee8a59</meta:generator>
    <meta:document-statistic meta:table-count="1" meta:image-count="3" meta:object-count="0" meta:page-count="3" meta:paragraph-count="37" meta:word-count="386" meta:character-count="2469" meta:non-whitespace-character-count="2134"/>
  </office:meta>
</office:document-meta>
</file>